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5.073cm"/>
    </style:style>
    <style:style style:name="co6" style:family="table-column">
      <style:table-column-properties fo:break-before="auto" style:column-width="7.28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1.423cm"/>
    </style:style>
    <style:style style:name="co13" style:family="table-column">
      <style:table-column-properties fo:break-before="auto" style:column-width="7.006cm"/>
    </style:style>
    <style:style style:name="co14" style:family="table-column">
      <style:table-column-properties fo:break-before="auto" style:column-width="2.459cm"/>
    </style:style>
    <style:style style:name="co15" style:family="table-column">
      <style:table-column-properties fo:break-before="auto" style:column-width="3.33cm"/>
    </style:style>
    <style:style style:name="co16" style:family="table-column">
      <style:table-column-properties fo:break-before="auto" style:column-width="6.925cm"/>
    </style:style>
    <style:style style:name="co17" style:family="table-column">
      <style:table-column-properties fo:break-before="auto" style:column-width="1.997cm"/>
    </style:style>
    <style:style style:name="co18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ircraft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Default"/>
        <table:table-column table:style-name="co1" table:number-columns-repeated="2" table:default-cell-style-name="ce1"/>
        <table:table-column table:style-name="co4" table:default-cell-style-name="ce1"/>
        <table:table-column table:style-name="co2" table:default-cell-style-name="ce1"/>
        <table:table-row table:style-name="ro1">
          <table:table-cell table:style-name="ce2" office:value-type="string" calcext:value-type="string">
            <text:p>boardgame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table:style-name="ce2" office:value-type="string" calcext:value-type="string">
            <text:p>year in</text:p>
          </table:table-cell>
          <table:table-cell table:style-name="ce2" office:value-type="string" calcext:value-type="string">
            <text:p>year out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6 Intruder</text:p>
          </table:table-cell>
          <table:table-cell office:value-type="float" office:value="1941" calcext:value-type="float">
            <text:p>1941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7 Corsair II</text:p>
          </table:table-cell>
          <table:table-cell office:value-type="float" office:value="1941" calcext:value-type="float">
            <text:p>194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-25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9" office:value-type="string" calcext:value-type="string">
            <text:p>B-25C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E-2C Hawkeye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F-14 Tomcat</text:p>
          </table:table-cell>
          <table:table-cell office:value-type="float" office:value="1941" calcext:value-type="float">
            <text:p>194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2A Buffalo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F Wildcat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9" office:value-type="string" calcext:value-type="string">
            <text:p>F4F Wildcat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6F Hellcat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40 Warhawk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9" office:value-type="string" calcext:value-type="string">
            <text:p>P-40 Warhawk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2C Helldive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9" office:value-type="string" calcext:value-type="string">
            <text:p>SB2U Vindic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D Dauntless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D Devast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F Avenger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table:style-name="ce10" office:value-type="float" office:value="1963" calcext:value-type="float">
            <text:p>1963</text:p>
          </table:table-cell>
          <table:table-cell table:style-name="ce10"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table:style-name="ce10" office:value-type="float" office:value="1967" calcext:value-type="float">
            <text:p>1967</text:p>
          </table:table-cell>
          <table:table-cell table:style-name="ce10" office:value-type="float" office:value="1993" calcext:value-type="float">
            <text:p>199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AV-8B Harrier II</text:p>
          </table:table-cell>
          <table:table-cell table:style-name="ce10" office:value-type="float" office:value="1985" calcext:value-type="float">
            <text:p>1985</text:p>
          </table:table-cell>
          <table:table-cell table:style-name="ce10"/>
          <table:table-cell office:value-type="float" office:value="-4" calcext:value-type="float">
            <text:p>-4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C Hawkeye</text:p>
          </table:table-cell>
          <table:table-cell table:style-name="ce10" office:value-type="float" office:value="1964" calcext:value-type="float">
            <text:p>1964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18G Hornet</text:p>
          </table:table-cell>
          <table:table-cell table:style-name="ce10" office:value-type="float" office:value="2011" calcext:value-type="float">
            <text:p>2011</text:p>
          </table:table-cell>
          <table:table-cell table:style-name="ce10"/>
          <table:table-cell office:value-type="float" office:value="2" calcext:value-type="float">
            <text:p>2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B Prowler</text:p>
          </table:table-cell>
          <table:table-cell table:style-name="ce10" office:value-type="float" office:value="1972" calcext:value-type="float">
            <text:p>1972</text:p>
          </table:table-cell>
          <table:table-cell table:style-name="ce10"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14 Tomcat</text:p>
          </table:table-cell>
          <table:table-cell table:style-name="ce10" office:value-type="float" office:value="1972" calcext:value-type="float">
            <text:p>1972</text:p>
          </table:table-cell>
          <table:table-cell table:style-name="ce10"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-35B/C Lightning II</text:p>
          </table:table-cell>
          <table:table-cell table:style-name="ce10" office:value-type="float" office:value="2014" calcext:value-type="float">
            <text:p>2014</text:p>
          </table:table-cell>
          <table:table-cell table:style-name="ce10"/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C Hornet</text:p>
          </table:table-cell>
          <table:table-cell table:style-name="ce10" office:value-type="float" office:value="1983" calcext:value-type="float">
            <text:p>1983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E Hornet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/>
          <table:table-cell office:value-type="float" office:value="2" calcext:value-type="float">
            <text:p>2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F Hornet</text:p>
          </table:table-cell>
          <table:table-cell table:style-name="ce10" office:value-type="float" office:value="2001" calcext:value-type="float">
            <text:p>2001</text:p>
          </table:table-cell>
          <table:table-cell table:style-name="ce10"/>
          <table:table-cell office:value-type="float" office:value="3" calcext:value-type="float">
            <text:p>3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Q-47a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UAV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C-130 Hercules</text:p>
          </table:table-cell>
          <table:table-cell office:value-type="float" office:value="1962" calcext:value-type="float">
            <text:p>1962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9-4C Triton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9" office:value-type="string" calcext:value-type="string">
            <text:p>OV-10 Aronco</text:p>
          </table:table-cell>
          <table:table-cell office:value-type="float" office:value="1969" calcext:value-type="float">
            <text:p>1969</text:p>
          </table:table-cell>
          <table:table-cell office:value-type="float" office:value="1995" calcext:value-type="float">
            <text:p>199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observation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1966" calcext:value-type="float">
            <text:p>196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via S.199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-17 Flying Fortress</text:p>
          </table:table-cell>
          <table:table-cell office:value-type="float" office:value="1948" calcext:value-type="float">
            <text:p>1948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1976" calcext:value-type="float">
            <text:p>1976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35 Lightning II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1969" calcext:value-type="float">
            <text:p>196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eteor MK.XII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1962" calcext:value-type="float">
            <text:p>1962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K.IX Spitfire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squito MK.V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1972" calcext:value-type="float">
            <text:p>1972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1948" calcext:value-type="float">
            <text:p>1948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1958" calcext:value-type="float">
            <text:p>1958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utour</text:p>
          </table:table-cell>
          <table:table-cell office:value-type="float" office:value="1958" calcext:value-type="float">
            <text:p>1958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table:style-name="ce9" office:value-type="string" calcext:value-type="string">
            <text:p>F-15I Strike Eagle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3 Skywarrior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1956" calcext:value-type="float">
            <text:p>1956</text:p>
          </table:table-cell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1963" calcext:value-type="float">
            <text:p>1963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-7 Corsair II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office:value-type="float" office:value="1967" calcext:value-type="float">
            <text:p>196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1 Tracer</text:p>
          </table:table-cell>
          <table:table-cell office:value-type="float" office:value="1956" calcext:value-type="float">
            <text:p>1956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 Hawkeye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A Electric Intruder</text:p>
          </table:table-cell>
          <table:table-cell office:value-type="float" office:value="1966" calcext:value-type="float">
            <text:p>1966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B-66 Destroyer</text:p>
          </table:table-cell>
          <table:table-cell office:value-type="float" office:value="1956" calcext:value-type="float">
            <text:p>1956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0 Super Sabre</text:p>
          </table:table-cell>
          <table:table-cell office:value-type="float" office:value="1954" calcext:value-type="float">
            <text:p>1954</text:p>
          </table:table-cell>
          <table:table-cell office:value-type="float" office:value="1979" calcext:value-type="float">
            <text:p>1979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1 Voodoo</text:p>
          </table:table-cell>
          <table:table-cell office:value-type="float" office:value="1957" calcext:value-type="float">
            <text:p>1957</text:p>
          </table:table-cell>
          <table:table-cell office:value-type="float" office:value="1966" calcext:value-type="float">
            <text:p>1966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2 Delta Dagger</text:p>
          </table:table-cell>
          <table:table-cell office:value-type="float" office:value="1956" calcext:value-type="float">
            <text:p>1956</text:p>
          </table:table-cell>
          <table:table-cell office:value-type="float" office:value="1976" calcext:value-type="float">
            <text:p>1976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4 Starfighter</text:p>
          </table:table-cell>
          <table:table-cell office:value-type="float" office:value="1954" calcext:value-type="float">
            <text:p>1954</text:p>
          </table:table-cell>
          <table:table-cell office:value-type="float" office:value="1975" calcext:value-type="float">
            <text:p>197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Thunderchief</text:p>
          </table:table-cell>
          <table:table-cell office:value-type="float" office:value="1958" calcext:value-type="float">
            <text:p>1958</text:p>
          </table:table-cell>
          <table:table-cell office:value-type="float" office:value="1984" calcext:value-type="float">
            <text:p>198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Wild Weasel</text:p>
          </table:table-cell>
          <table:table-cell office:value-type="float" office:value="1966" calcext:value-type="float">
            <text:p>1966</text:p>
          </table:table-cell>
          <table:table-cell office:value-type="float" office:value="1973" calcext:value-type="float">
            <text:p>197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strik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4 Phantom II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4 Phantom II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5 Freedom Fighter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8 Crusader</text:p>
          </table:table-cell>
          <table:table-cell office:value-type="float" office:value="1957" calcext:value-type="float">
            <text:p>1957</text:p>
          </table:table-cell>
          <table:table-cell office:value-type="float" office:value="1976" calcext:value-type="float">
            <text:p>1976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9" office:value-type="string" calcext:value-type="string">
            <text:p>A-1 Skyraider</text:p>
          </table:table-cell>
          <table:table-cell office:value-type="float" office:value="1945" calcext:value-type="float">
            <text:p>1945</text:p>
          </table:table-cell>
          <table:table-cell office:value-type="float" office:value="1985" calcext:value-type="float">
            <text:p>198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9" office:value-type="string" calcext:value-type="string">
            <text:p>A-37 Dragonfly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9" office:value-type="string" calcext:value-type="string">
            <text:p>A-5 Vigilante</text:p>
          </table:table-cell>
          <table:table-cell office:value-type="float" office:value="1961" calcext:value-type="float">
            <text:p>1961</text:p>
          </table:table-cell>
          <table:table-cell office:value-type="float" office:value="1979" calcext:value-type="float">
            <text:p>197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6 Delta Dart</text:p>
          </table:table-cell>
          <table:table-cell office:value-type="float" office:value="1959" calcext:value-type="float">
            <text:p>1959</text:p>
          </table:table-cell>
          <table:table-cell office:value-type="float" office:value="1988" calcext:value-type="float">
            <text:p>1988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rol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J2M Jack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4 Tojo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84 Frank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+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ghter</text:p>
          </table:table-cell>
        </table:table-row>
        <table:table-row table:style-name="ro1" table:number-rows-repeated="104847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ilots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5" table:default-cell-style-name="ce9"/>
        <table:table-column table:style-name="co3" table:default-cell-style-name="ce9"/>
        <table:table-column table:style-name="co1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elite cost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"Tiny" Cherry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1st Lt. Derek "12 Pack" Cas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2Lt Scott Bigga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arvol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clan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Aje "Ronin" Sakamoto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ex Aguil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istair Hull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njamin "Maestro" Weitze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rt G. Keredan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esby F. Holmes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Regalo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Vandekief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lackshoe Benson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ob "Eyeballs" Alexand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ett "Bear" Grimmond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apt. Floyd Salerno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sabelli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ie Fiel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y Biard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‘Balut’ Saguisag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"Crougar" Hueltenschlid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Foote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Severs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Greycap" Seegert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Homer" Turn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gu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y Jense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an Schu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elton Goerk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K "Buster" Wiggins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chetta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sty Rhodes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ynamite Doug Wong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andi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 Schnettl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mery Gallant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ric Gingrich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Everett Anglin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Foster Goldman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rederic Rodriguez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ary Wishik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il "Pepe" Ocampo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anneman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uadagnino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utenkunst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enry Achilles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acob Tan Jia E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Jason "Bones" Allibon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D ‘Bearcat’ Davis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eff Johanse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"Mangz" Manglardi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Harp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hn "Showbiz" Starman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se ‘Josito’ Garci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T "Buckeye" Reece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ulius Jacobson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Ken Schooff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‘Puffy’ Caldwel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cCamm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organ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urt "Weasel" Wasserma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. D. Davis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awrence Graebn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e "MadCartographer" Smith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land "Top" Gilt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eo "Banzai" Bons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Lindon Paxt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tC CL Wallingto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Maj Tankertoad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k "Bacon" Willmarth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tt Rid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Nevil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Nick Butta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tt Ludwig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ul "Jericho" Baker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eter Gardne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aymond K. Hin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ex T. Barb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ic Van Dyk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ert E. Stac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o Corball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cott "Sticks" Rowlan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Smeltzer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Snoop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Staub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Thomas G. Lanphier, Jr.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Killer" Konczal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Madman" Manle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Tumba" Snäll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Washbur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Watcher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ie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po</text:p>
          </table:table-cell>
          <table:table-cell office:value-type="string" calcext:value-type="string">
            <text:p>EA-18G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con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nzai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ea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east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ig Time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gfoot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son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lackhawk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rick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urg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zz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mel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vema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aos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ili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owboy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acken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Crispy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unch</text:p>
          </table:table-cell>
          <table:table-cell office:value-type="string" calcext:value-type="string">
            <text:p>EA-6B Prowl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ingo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Dino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c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d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uk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xtra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yes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armbo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izmo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riffin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Hamm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oss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unt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Kermit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Kong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Lightning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averick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Meatball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erli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oon</text:p>
          </table:table-cell>
          <table:table-cell office:value-type="string" calcext:value-type="string">
            <text:p>EA-6B Prowl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llet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stang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Mystic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Ogre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anth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lut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sych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Pyro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id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n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ve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Rudd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Salsa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aw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tty</text:p>
          </table:table-cell>
          <table:table-cell office:value-type="string" calcext:value-type="string">
            <text:p>EA-18G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ut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epherd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ifty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lick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nip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ark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ike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lon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ngo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eflon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ex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Thor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ig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nto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on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una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urnip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ldo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sh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edg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olf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rtoo</text:p>
          </table:table-cell>
          <table:table-cell office:value-type="string" calcext:value-type="string">
            <text:p>MQ-47a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MQ-47a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ugen</text:p>
          </table:table-cell>
          <table:table-cell office:value-type="string" calcext:value-type="string">
            <text:p>M9-4C Triton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F/A-18C Horne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F/A-18C Horne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nzin</text:p>
          </table:table-cell>
          <table:table-cell office:value-type="string" calcext:value-type="string">
            <text:p>KC-130 Hercules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’Huile</text:p>
          </table:table-cell>
          <table:table-cell office:value-type="string" calcext:value-type="string">
            <text:p>KC-130 Hercules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izgar</text:p>
          </table:table-cell>
          <table:table-cell office:value-type="string" calcext:value-type="string">
            <text:p>F/A-18C Horn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Oculaire</text:p>
          </table:table-cell>
          <table:table-cell office:value-type="string" calcext:value-type="string">
            <text:p>M9-4C Triton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ick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F-14 Tomc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byss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crobat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el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ry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rrow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lade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ar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ead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ick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cket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gsy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at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ok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urage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boy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rusade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isy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coy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mon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og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gle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yes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arme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earless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g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xer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iant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oat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un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andsome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ealer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rro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t Sauce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ungry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yena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ron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d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ng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fe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ght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ghtning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ttle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zard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nster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cean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ainter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ince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ebel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et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uby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and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orpion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hark</text:p>
          </table:table-cell>
          <table:table-cell table:style-name="Default" office:value-type="string" calcext:value-type="string">
            <text:p>B-17 Flying Fortress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ky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nake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der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a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rm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ank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acher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rro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ief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under</text:p>
          </table:table-cell>
          <table:table-cell table:style-name="Default" office:value-type="string" calcext:value-type="string">
            <text:p>B-17 Flying Fortress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ruck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mpire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rrio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sp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eb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ld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d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e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olf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oom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C.2 KFI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yote</text:p>
          </table:table-cell>
          <table:table-cell office:value-type="string" calcext:value-type="string">
            <text:p>C.2 KF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-15I Strike Eag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-15I Strike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F-15I Strike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F-15A Eag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.2 KFI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ck Fire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EB-66 Destroy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dog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F-102 Delta Dagg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lowhole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uzzard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aju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ller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rat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owba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usty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appe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gg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sy Money</text:p>
          </table:table-cell>
          <table:table-cell office:value-type="string" calcext:value-type="string">
            <text:p>EA-6A Electric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zzbee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eight Trai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EA-6A Electric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.O.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-3 Skywarrio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ease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ngo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z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E-2 Hawkey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usher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nk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EB-66 Destroy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g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iri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d Dog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-102 Delta Dagg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rtim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idas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F-101 Voodoo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eewee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n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to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uff</text:p>
          </table:table-cell>
          <table:table-cell office:value-type="string" calcext:value-type="string">
            <text:p>F-101 Voodoo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A-3 Skywarrio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owtim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mokes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plashdog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argazer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-Bon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oo Tall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Vulture</text:p>
          </table:table-cell>
          <table:table-cell office:value-type="string" calcext:value-type="string">
            <text:p>E-1 Trac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hiplash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ise Guy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-4 Phantom I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F-100 Super Sabre</text:p>
          </table:table-cell>
          <table:table-cell office:value-type="string" calcext:value-type="string">
            <office:annotation draw:style-name="gr1" draw:text-style-name="P2" svg:width="2.899cm" svg:height="1.799cm" svg:x="19.461cm" svg:y="184.992cm" draw:caption-point-x="-0.61cm" draw:caption-point-y="1.51cm">
              <dc:date>2021-10-14T00:00:00</dc:date>
              <text:p text:style-name="P1"><text:span text:style-name="T1">Base = 2</text:span></text:p>
              <text:p text:style-name="P1"><text:span text:style-name="T1">Multiplier = 3</text:span></text:p>
              <text:p text:style-name="P1"><text:span text:style-name="T1">⇒ </text:span><text:span text:style-name="T1">5 / 8 / 11</text:span></text:p>
            </office:annotation>
            <text:p>2+3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adget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aboose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Q-Tip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deye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A-5 Vigilant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arecrow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F-101 Voodoo</text:p>
          </table:table-cell>
          <table:table-cell office:value-type="float" office:value="0" calcext:value-type="float">
            <office:annotation draw:style-name="gr1" draw:text-style-name="P2" svg:width="2.899cm" svg:height="1.799cm" svg:x="19.461cm" svg:y="190.862cm" draw:caption-point-x="-0.61cm" draw:caption-point-y="1.51cm">
              <dc:date>2021-10-14T00:00:00</dc:date>
              <text:p text:style-name="P1"><text:span text:style-name="T1">non-elite F-101 Voodoo gain 5 SO</text:span></text:p>
            </office:annotation>
            <text:p>0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uujou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t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zak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nobu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chigam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rumiya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mur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mi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ta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saki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sukishima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gar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izaw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kit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oki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ra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eruita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iro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jim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ndo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d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tagam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nw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d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yash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idaka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irao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oshin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busuk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kaw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mura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keda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mur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noue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har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i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kaw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Iwabuchi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washit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zaw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mijou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riy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wan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kuch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mito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sak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bayash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g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nd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ga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eda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d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i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nase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ur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yamot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kami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it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gawa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no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aido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k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guchi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mur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uchi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w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amot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ur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tsuka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yam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ito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i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oto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o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no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d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mur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bat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go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ina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azaki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izu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yu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chiban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d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hashi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rad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be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uch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mur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kaji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z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d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no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Watavbe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d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zaki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 table:number-rows-repeated="104803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mpaigns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6" table:default-cell-style-name="ce9"/>
        <table:table-column table:style-name="co1" table:default-cell-style-name="ce2"/>
        <table:table-column table:style-name="co7" table:default-cell-style-name="ce2"/>
        <table:table-column table:style-name="co1" table:number-columns-repeated="3" table:default-cell-style-name="ce2"/>
        <table:table-column table:style-name="co8" table:default-cell-style-name="ce2"/>
        <table:table-column table:style-name="co1" table:number-columns-repeated="2" table:default-cell-style-name="ce2"/>
        <table:table-column table:style-name="co9" table:default-cell-style-name="ce2"/>
        <table:table-column table:style-name="co1" table:number-columns-repeated="2" table:default-cell-style-name="ce2"/>
        <table:table-column table:style-name="co10" table:default-cell-style-name="ce2"/>
        <table:table-column table:style-name="co1" table:number-columns-repeated="1007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days short</text:p>
          </table:table-cell>
          <table:table-cell office:value-type="string" calcext:value-type="string">
            <text:p>so short</text:p>
          </table:table-cell>
          <table:table-cell office:value-type="string" calcext:value-type="string">
            <text:p>squad short</text:p>
          </table:table-cell>
          <table:table-cell office:value-type="string" calcext:value-type="string">
            <text:p>days medium</text:p>
          </table:table-cell>
          <table:table-cell office:value-type="string" calcext:value-type="string">
            <text:p>so medium</text:p>
          </table:table-cell>
          <table:table-cell office:value-type="string" calcext:value-type="string">
            <text:p>squad medium</text:p>
          </table:table-cell>
          <table:table-cell office:value-type="string" calcext:value-type="string">
            <text:p>days long</text:p>
          </table:table-cell>
          <table:table-cell office:value-type="string" calcext:value-type="string">
            <text:p>so long</text:p>
          </table:table-cell>
          <table:table-cell office:value-type="string" calcext:value-type="string">
            <text:p>squad lo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+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+UK-FA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2+5+1+0+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6+1+1+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+2+7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+US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+US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Time travel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Pearl Harbo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0+5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1+2+0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q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yb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yr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aiwan Defens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 Defen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th Kor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W3 North Atlantic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Hawaiian Islan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R’lye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Mediterran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East Coas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ugoslav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Lebano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ilent Aurora Antartic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yria: Operation Nightfa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W3 North Atlanti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1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8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of Independenc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Suez crisis: first phas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ar of Independence: second phase Galile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inebacker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+2+4+2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+2+5+2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+2+6+3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olling Thunde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+3+4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office:annotation draw:style-name="gr2" draw:text-style-name="P2" svg:width="2.899cm" svg:height="2.176cm" svg:x="17.411cm" svg:y="23.335cm" draw:caption-point-x="-0.61cm" draw:caption-point-y="1.51cm">
              <dc:date>2021-10-14T00:00:00</dc:date>
              <text:p text:style-name="P1"><text:span text:style-name="T1">USMC really, but no other mention of USMC, so using USN instead</text:span></text:p>
            </office:annotation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+2+2+1+0+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1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oing downtown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+2+4+1+2+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2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3+1+0+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llowed" table:style-name="ta1">
        <office:forms form:automatic-focus="false" form:apply-design-mode="false"/>
        <table:table-column table:style-name="co11" table:default-cell-style-name="ce2"/>
        <table:table-column table:style-name="co12" table:default-cell-style-name="ce2"/>
        <table:table-column table:style-name="co13" table:default-cell-style-name="ce9"/>
        <table:table-column table:style-name="co4" table:default-cell-style-name="ce2"/>
        <table:table-column table:style-name="co14" table:default-cell-style-name="ce2"/>
        <table:table-column table:style-name="co15" table:default-cell-style-name="ce9"/>
        <table:table-column table:style-name="co1" table:number-columns-repeated="1018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n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F2A Buffa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2U Vindi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-25C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aign costs" table:style-name="ta1">
        <office:forms form:automatic-focus="false" form:apply-design-mode="false"/>
        <table:table-column table:style-name="co11" table:default-cell-style-name="ce2"/>
        <table:table-column table:style-name="co12" table:default-cell-style-name="ce2"/>
        <table:table-column table:style-name="co16" table:default-cell-style-name="ce9"/>
        <table:table-column table:style-name="co17" table:default-cell-style-name="ce2"/>
        <table:table-column table:style-name="co18" table:default-cell-style-name="ce2"/>
        <table:table-column table:style-name="co4" table:default-cell-style-name="ce2"/>
        <table:table-column table:style-name="co1" table:number-columns-repeated="1014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co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forbidden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</table:table-row>
        <table:table-row table:style-name="ro1">
          <table:table-cell table:style-name="ce2" office:value-type="string" calcext:value-type="string">
            <text:p>IAFL</text:p>
          </table:table-cell>
          <table:table-cell table:style-name="ce2" office:value-type="string" calcext:value-type="string">
            <text:p>core</text:p>
          </table:table-cell>
          <table:table-cell table:style-name="ce9"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table:style-name="ce2"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aircrafts.A1:aircrafts.H97" table:display-filter-buttons="true" table:orientation="column"/>
        <table:database-range table:name="__Anonymous_Sheet_DB__1" table:target-range-address="pilots.A1:pilots.F544" table:display-filter-buttons="true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2" table:target-range-address="campaigns.A1:campaigns.O78" table:display-filter-buttons="true">
          <table:sort>
            <table:sort-by table:field-number="0" table:data-type="automatic"/>
            <table:sort-by table:field-number="1" table:data-type="automatic"/>
            <table:sort-by table:field-number="5" table:data-type="automatic"/>
          </table:sort>
        </table:database-range>
        <table:database-range table:name="__Anonymous_Sheet_DB__3" table:target-range-address="allowed.A1:allowed.G182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campaign costs'.A1:'campaign costs'.F28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forbidden.A1:forbidden.F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09:45:15.61915376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37:58.820367431</meta:creation-date>
    <dc:date>2021-11-10T11:20:31.672353727</dc:date>
    <meta:editing-duration>P4DT2H57M50S</meta:editing-duration>
    <meta:editing-cycles>64</meta:editing-cycles>
    <meta:generator>LibreOffice/7.2.2.2$Linux_X86_64 LibreOffice_project/20$Build-2</meta:generator>
    <meta:document-statistic meta:table-count="6" meta:cell-count="5855" meta:object-count="0"/>
  </office:meta>
</office:document-meta>
</file>